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cb7" officeooo:paragraph-rsid="0014ecb7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14pt" style:text-underline-style="solid" style:text-underline-width="auto" style:text-underline-color="font-color" fo:font-weight="bold" officeooo:rsid="0014ecb7" officeooo:paragraph-rsid="0014ecb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78e6a" officeooo:paragraph-rsid="00178e6a"/>
    </style:style>
    <style:style style:name="P4" style:family="paragraph" style:parent-style-name="Standard">
      <style:text-properties style:text-underline-style="none" fo:font-weight="normal" officeooo:rsid="0014ecb7" officeooo:paragraph-rsid="0014ecb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78e6a" officeooo:paragraph-rsid="00178e6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ff0000" loext:opacity="100%" fo:font-size="14pt" style:text-underline-style="solid" style:text-underline-width="auto" style:text-underline-color="font-color" fo:font-weight="bold" officeooo:rsid="0014ecb7" officeooo:paragraph-rsid="0019fd34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19fd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fore Changes</text:p>
      <text:p text:style-name="P1"/>
      <text:p text:style-name="P1"><text:span text:style-name="T1">Adresse du Before</text:span> <text:tab/>: <text:a xlink:type="simple" xlink:href="https://waleedos.github.io/ElwalidELKHABOU_4_21072021/beforeChanges/" text:style-name="Internet_20_link" text:visited-style-name="Visited_20_Internet_20_Link">https://waleedos.github.io/ElwalidELKHABOU_4_21072021/beforeChanges/</text:a></text:p>
      <text:p text:style-name="P1"/>
      <text:p text:style-name="P1"/>
      <text:p text:style-name="P1"><text:span text:style-name="T1">Rapport W3C html</text:span><text:tab/>: <text:a xlink:type="simple" xlink:href="https://validator.w3.org/nu/?showsource=yes&amp;showoutline=yes&amp;showimagereport=yes&amp;doc=https%3A%2F%2Fwaleedos.github.io%2FElwalidELKHABOU_4_21072021%2FbeforeChanges%2F" text:style-name="Internet_20_link" text:visited-style-name="Visited_20_Internet_20_Link">https://validator.w3.org/nu/?showsource=yes&amp;showoutline=yes&amp;showimagereport=yes&amp;doc=https%3A%2F%2Fwaleedos.github.io%2FElwalidELKHABOU_4_21072021%2FbeforeChanges%2F</text:a></text:p>
      <text:p text:style-name="P1"/>
      <text:p text:style-name="P1"/>
      <text:p text:style-name="P1"><text:span text:style-name="T1">Rapport W3C css3</text:span><text:span text:style-name="T3"><text:tab/>: </text:span><text:a xlink:type="simple" xlink:href="https://jigsaw.w3.org/css-validator/validator?uri=https%3A%2F%2Fwaleedos.github.io%2FElwalidELKHABOU_4_21072021%2FbeforeChanges%2F&amp;profile=css3svg&amp;usermedium=all&amp;warning=1&amp;vextwarning=&amp;lang=fr" text:style-name="Internet_20_link" text:visited-style-name="Visited_20_Internet_20_Link"><text:span text:style-name="T2">https://jigsaw.w3.org/css-validator/validator?uri=https%3A%2F%2Fwaleedos.github.io%2FElwalidELKHABOU_4_21072021%2FbeforeChanges%2F&amp;profile=css3svg&amp;usermedium=all&amp;warning=1&amp;vextwarning=&amp;lang=fr</text:span></text:a></text:p>
      <text:p text:style-name="P4"/>
      <text:p text:style-name="P3"><text:span text:style-name="T1">Rapport W3C Unicorn – Générale</text:span><text:span text:style-name="T3"> : </text:span><text:a xlink:type="simple" xlink:href="https://validator.w3.org/unicorn/check?ucn_uri=https%3A%2F%2Fwaleedos.github.io%2FElwalidELKHABOU_4_21072021%2FbeforeChanges%2F&amp;ucn_task=conformance" text:style-name="Internet_20_link" text:visited-style-name="Visited_20_Internet_20_Link"><text:span text:style-name="T2">https://validator.w3.org/unicorn/check?ucn_uri=https%3A%2F%2Fwaleedos.github.io%2FElwalidELKHABOU_4_21072021%2FbeforeChanges%2F&amp;ucn_task=conformance</text:span></text:a><text:span text:style-name="T3">#</text:span></text:p>
      <text:p text:style-name="P5"/>
      <text:p text:style-name="P5"/>
      <text:p text:style-name="P6"><text:span text:style-name="T4">After</text:span> Changes</text:p>
      <text:p text:style-name="P6"/>
      <text:p text:style-name="P6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cm" fo:margin-bottom="2cm" fo:margin-left="1.171cm" fo:margin-right="0.8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00:53:19.148401205</meta:creation-date>
    <dc:date>2021-08-08T13:58:57.481958508</dc:date>
    <meta:editing-duration>PT29M7S</meta:editing-duration>
    <meta:editing-cycles>4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6" meta:word-count="25" meta:character-count="692" meta:non-whitespace-character-count="671"/>
  </office:meta>
</office:document-meta>
</file>